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5472" officeooo:paragraph-rsid="001b3348" style:font-weight-asian="bold" style:font-weight-complex="bold"/>
    </style:style>
    <style:style style:name="P2" style:family="paragraph" style:parent-style-name="Standard">
      <style:text-properties officeooo:rsid="00195472" officeooo:paragraph-rsid="001b3348"/>
    </style:style>
    <style:style style:name="P3" style:family="paragraph" style:parent-style-name="Standard">
      <style:text-properties officeooo:rsid="001abcc6" officeooo:paragraph-rsid="001b3348"/>
    </style:style>
    <style:style style:name="P4" style:family="paragraph" style:parent-style-name="Standard">
      <style:text-properties officeooo:rsid="001a9450" officeooo:paragraph-rsid="001c84de"/>
    </style:style>
    <style:style style:name="P5" style:family="paragraph" style:parent-style-name="Standard">
      <style:text-properties officeooo:rsid="001a9450" officeooo:paragraph-rsid="001d4580"/>
    </style:style>
    <style:style style:name="P6" style:family="paragraph" style:parent-style-name="Standard">
      <style:text-properties officeooo:rsid="0016084a" officeooo:paragraph-rsid="001d4580"/>
    </style:style>
    <style:style style:name="P7" style:family="paragraph" style:parent-style-name="Standard">
      <style:text-properties officeooo:rsid="001a9450" officeooo:paragraph-rsid="001c84de"/>
    </style:style>
    <style:style style:name="P8" style:family="paragraph" style:parent-style-name="Standard">
      <style:paragraph-properties fo:text-align="justify" style:justify-single-word="false"/>
      <style:text-properties officeooo:rsid="00202419" officeooo:paragraph-rsid="001fbaeb"/>
    </style:style>
    <style:style style:name="P9" style:family="paragraph" style:parent-style-name="Standard">
      <style:text-properties officeooo:rsid="0026bb04" officeooo:paragraph-rsid="00217f4b"/>
    </style:style>
    <style:style style:name="T1" style:family="text">
      <style:text-properties officeooo:rsid="00172c02"/>
    </style:style>
    <style:style style:name="T2" style:family="text">
      <style:text-properties officeooo:rsid="0016084a"/>
    </style:style>
    <style:style style:name="T3" style:family="text">
      <style:text-properties officeooo:rsid="001eba6d"/>
    </style:style>
    <style:style style:name="T4" style:family="text">
      <style:text-properties officeooo:rsid="00215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<text:span text:style-name="T3">de planos y adaptación sobre la </text:span>Estructura de Cámara de Niebla Salina de la Universidad Santo Tomas seccional Tunja.</text:p>
      <text:p text:style-name="P2"/>
      <text:p text:style-name="P3">Correspondencia: Se puede enviar un correo formal a la dirección <text:a xlink:type="simple" xlink:href="mailto:ing.felipenarvaez017@gmail.com" text:style-name="Internet_20_link" text:visited-style-name="Visited_20_Internet_20_Link">ing.felipenarvaez017@gmail.com</text:a></text:p>
      <text:p text:style-name="P3"/>
      <text:p text:style-name="P4">Abstract:</text:p>
      <text:p text:style-name="P4">Keywords:</text:p>
      <text:p text:style-name="P4">Sobre este Articulo.</text:p>
      <text:p text:style-name="P4"/>
      <text:p text:style-name="P9">Si requiere saber a mayor detalle de la elaboración de este prototipo, puede referirse al Libro de tesis titulado SISTEMA DE MONITOREO Y CONTROL PARA EL FUNCIONAMIENTO DEL PROTOTIPO DE LA MÁQUINA DE NIEBLA SALINA PARA LOS LABORATORIOS DE LA FACULTAD DE INGENIERÍA MECÁNICA.</text:p>
      <text:p text:style-name="P4"/>
      <text:p text:style-name="P4">Introduccion:</text:p>
      <text:p text:style-name="P4"/>
      <text:p text:style-name="P5">Materiales y Métodos: <text:span text:style-name="T2">El presente Articulo esta basado en el documento de Tesis de pregrado de la carrera de Ingeniería de Sistemas, titulado: “SISTEMA DE MONITOREO Y CONTROL PARA EL FUNCIONAMIENTO DEL PROTOTIPO </text:span>DE LA MÁQUINA DE NIEBLA SALINA PARA LOS LABORATORIOS DE LA FACULTAD DE INGENIERÍA MECÁNICA”.</text:p>
      <text:p text:style-name="P6">El mismo fue desarrollado por el Ingeniero Electrónico Luis <text:span text:style-name="T1">F</text:span>elipe Narváez Gómez, y puede hallarse en el repositorio CRAI de la Universidad Santo Tomas. De igual forma, varios de la materiales nombrados <text:s/>aquí pueden darse en evidencia en el repositorio del proyecto el cual se encuentra en Github titulado: “RuisoArt/<text:span text:style-name="T1">Project_MaterialOxidationMachine”, repositorio de propiedad del Ing. Felipe Narváez.</text:span></text:p>
      <text:p text:style-name="P4"/>
      <text:p text:style-name="P4">Resultados:</text:p>
      <text:p text:style-name="P4">Discusion:</text:p>
      <text:p text:style-name="P4">Conclusiones:</text:p>
      <text:p text:style-name="P4">Patentes:</text:p>
      <text:p text:style-name="P4">Referencias:</text:p>
      <text:p text:style-name="P4"/>
      <text:p text:style-name="P8">Luis Felipe Narváez Gómez. Sistema de Monitoreo y Control para el Funcionamiento del Prototipo de la Maquina de Niebla Salina para los Laboratorios de la Facultad de Ingeniería Mecánica. <text:s/><text:span text:style-name="T4">Abril </text:span>2024. <text:span text:style-name="T4">Libro de Tesis Pregrado, Facultad de Ingeniería de Sistemas, Universidad Santo Tomas, Trabajos a Futuro, pagina 80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7:03:54.241260044</meta:creation-date>
    <dc:date>2024-05-21T15:33:11.950300538</dc:date>
    <meta:editing-duration>PT3H39M4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39" meta:character-count="1618" meta:non-whitespace-character-count="1391"/>
  </office:meta>
</office:document-meta>
</file>